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112.01mm"/>
    </style:style>
    <style:style style:name="co3" style:family="table-column">
      <style:table-column-properties fo:break-before="auto" style:column-width="101.55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44.4mm"/>
    </style:style>
    <style:style style:name="co7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3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3">
          <table:table-cell office:value-type="string" calcext:value-type="string">
            <text:p>DeclarationTest</text:p>
          </table:table-cell>
          <table:table-cell table:style-name="ce6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Test</text:p>
          </table:table-cell>
          <table:table-cell table:style-name="ce6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6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6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ignmentTest</text:p>
          </table:table-cell>
          <table:table-cell table:style-name="ce6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6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6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larationAssignmentTest</text:p>
          </table:table-cell>
          <table:table-cell table:style-name="ce6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fCommandTest</text:p>
          </table:table-cell>
          <table:table-cell table:style-name="ce6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fCommandTest</text:p>
          </table:table-cell>
          <table:table-cell table:style-name="ce6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fCommandTest</text:p>
          </table:table-cell>
          <table:table-cell table:style-name="ce6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3:38:15.5586091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4T13:53:02.281532659</dc:date>
    <meta:editing-duration>PT51M56S</meta:editing-duration>
    <meta:editing-cycles>11</meta:editing-cycles>
    <meta:generator>LibreOffice/5.3.1.2$Linux_X86_64 LibreOffice_project/30m0$Build-2</meta:generator>
    <meta:document-statistic meta:table-count="1" meta:cell-count="128" meta:object-count="0"/>
  </office:meta>
</office:document-meta>
</file>